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fo:font-variant="normal" fo:text-transform="none" fo:color="#f1c232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Heading_20_3">
      <style:paragraph-properties fo:margin-top="0.564cm" fo:margin-bottom="0.141cm" style:contextual-spacing="false" fo:line-height="138%" style:writing-mode="lr-tb"/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.564cm" style:contextual-spacing="false" fo:line-height="138%" style:writing-mode="lr-tb"/>
      <style:text-properties fo:font-variant="normal" fo:text-transform="none" fo:color="#666666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paragraph-rsid="00152ca5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weight="bold" officeooo:rsid="00152ca5" officeooo:paragraph-rsid="00152ca5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weight="bold" officeooo:rsid="00152ca5" officeooo:paragraph-rsid="00152ca5" style:font-weight-asian="bold" style:font-weight-complex="bold"/>
    </style:style>
    <style:style style:name="P7" style:family="paragraph" style:parent-style-name="Text_20_body">
      <style:text-properties fo:font-weight="bold" officeooo:rsid="00152ca5" officeooo:paragraph-rsid="00152ca5" style:font-weight-asian="bold" style:font-weight-complex="bold"/>
    </style:style>
    <style:style style:name="P8" style:family="paragraph" style:parent-style-name="Text_20_body">
      <style:text-properties officeooo:paragraph-rsid="00152ca5"/>
    </style:style>
    <style:style style:name="P9" style:family="paragraph" style:parent-style-name="Text_20_body">
      <style:text-properties officeooo:rsid="00152ca5" officeooo:paragraph-rsid="00152ca5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52ca5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52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b338db8b-7fff-6138-3c1e-4b94680c82e7"/>Lógica:</text:h>
      <text:p text:style-name="P3">Sessió: 1</text:p>
      <text:h text:style-name="P2" text:outline-level="3">Tipus de Llenguatge</text:h>
      <text:p text:style-name="P4"><text:span text:style-name="T3">Llenguatges Naturals:</text:span><text:span text:style-name="T5"> </text:span><text:span text:style-name="T1">Llenguatge verbal desenvolupat per l'humà </text:span><text:span text:style-name="T2">la</text:span><text:span text:style-name="T1"> entrar en societat </text:span><text:span text:style-name="T2">per compendres entre si</text:span><text:span text:style-name="T1">.</text:span></text:p>
      <text:p text:style-name="P5"><text:span text:style-name="T1">Llenguatge Artificials: </text:span><text:span text:style-name="T4">Son llenguatges tecincs com parexemple els cientfifics diuen paraules de’el seu llenguatge propi. No pot substituir el natural.</text:span></text:p>
      <text:p text:style-name="P6"><text:span text:style-name="T1">Llenguatge Formal/Simbòlic:</text:span><text:span text:style-name="T4"> Un llenguatge que te un conjunt de sigles i regles concretes. Simbols ( x, y, z, 1, 2, 3, 4, 5, = , *, -), regles de formació (x=2y) i de transforjacio (1+2=2+1).</text:span></text:p>
      <text:p text:style-name="P6"><text:span text:style-name="T4"/></text:p>
      <text:p text:style-name="P8"><text:line-break/><text:span text:style-name="T7">(desplegable</text:span></text:p>
      <text:p text:style-name="P9">Titol1 naturals {</text:p>
      <text:p text:style-name="P7">Llengües comunes:</text:p>
      <text:p text:style-name="P9"><text:tab/>Espanyol, Francès, Angles, Rus, Àrab</text:p>
      <text:p text:style-name="P9">}</text:p>
      <text:p text:style-name="P9">Titiol2 artificials{</text:p>
      <text:p text:style-name="P7">No formals:</text:p>
      <text:p text:style-name="P7"><text:tab/>Sistemes comicacó <text:span text:style-name="T6">{ Braile Morse Esperanto}</text:span></text:p>
      <text:p text:style-name="P7"><text:tab/>Científics <text:span text:style-name="T6">{ Física, Quimíca, Medicina}</text:span></text:p>
      <text:p text:style-name="P9"><text:tab/></text:p>
      <text:p text:style-name="P9">}</text:p>
      <text:p text:style-name="P9">Titiol3 formals</text:p>
      <text:p text:style-name="P8"><text:span text:style-name="T7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imbus Sans" style:font-family-complex="'Nimbus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Nimbus Sans" style:font-family-complex="'Nimbus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25:53.308252178</meta:creation-date>
    <dc:date>2024-03-13T15:45:41.339018918</dc:date>
    <meta:editing-duration>PT19M49S</meta:editing-duration>
    <meta:editing-cycles>1</meta:editing-cycles>
    <meta:document-statistic meta:table-count="0" meta:image-count="0" meta:object-count="0" meta:page-count="1" meta:paragraph-count="19" meta:word-count="107" meta:character-count="704" meta:non-whitespace-character-count="610"/>
    <meta:generator>LibreOffice/7.5.9.2$Linux_X86_64 LibreOffice_project/50$Build-2</meta:generator>
  </office:meta>
</office:document-meta>
</file>